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Hg gitter bestimm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rbe</text:p>
          </table:table-cell>
          <table:table-cell office:value-type="string" table:style-name="ce1">
            <text:p>winkel_gitter</text:p>
          </table:table-cell>
          <table:table-cell office:value-type="string" table:style-name="ce1">
            <text:p>rel. Intens</text:p>
          </table:table-cell>
          <table:table-cell office:value-type="string" table:style-name="ce1">
            <text:p>linien breite</text:p>
          </table:table-cell>
          <table:table-cell office:value-type="string" table:style-name="ce1">
            <text:p>winkel_ba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t</text:p>
          </table:table-cell>
          <table:table-cell office:value-type="float" office:value="66.2" table:style-name="ce1">
            <text:p>66.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t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t</text:p>
          </table:table-cell>
          <table:table-cell office:value-type="float" office:value="64.5" table:style-name="ce1">
            <text:p>64.5</text:p>
          </table:table-cell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lb</text:p>
          </table:table-cell>
          <table:table-cell office:value-type="float" office:value="61.5" table:style-name="ce1">
            <text:p>61.5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lb</text:p>
          </table:table-cell>
          <table:table-cell office:value-type="float" office:value="61.3" table:style-name="ce1">
            <text:p>61.3</text:p>
          </table:table-cell>
          <table:table-cell office:value-type="float" office:value="3" table:style-name="ce1">
            <text:p>3</text:p>
          </table:table-cell>
          <table:table-cell office:value-type="float" office:value="0.25" table:style-name="ce1">
            <text:p>0.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ün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ürkis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0.35" table:style-name="ce1">
            <text:p>0.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au</text:p>
          </table:table-cell>
          <table:table-cell office:value-type="float" office:value="48.3" table:style-name="ce1">
            <text:p>48.3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au</text:p>
          </table:table-cell>
          <table:table-cell office:value-type="float" office:value="48.2" table:style-name="ce1">
            <text:p>48.2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au</text:p>
          </table:table-cell>
          <table:table-cell office:value-type="float" office:value="48.1" table:style-name="ce1">
            <text:p>48.1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6" table:style-name="ce1">
            <text:p>46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5.7" table:style-name="ce1">
            <text:p>45.7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5.4" table:style-name="ce1">
            <text:p>45.4</text:p>
          </table:table-cell>
          <table:table-cell office:value-type="float" office:value="4" table:style-name="ce1">
            <text:p>4</text:p>
          </table:table-cell>
          <table:table-cell office:value-type="float" office:value="0.5" table:style-name="ce1">
            <text:p>0.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lmerlanpe ok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rbe</text:p>
          </table:table-cell>
          <table:table-cell office:value-type="string" table:style-name="ce1">
            <text:p>winkel_gitter</text:p>
          </table:table-cell>
          <table:table-cell office:value-type="string" table:style-name="ce1">
            <text:p>rel. Intens</text:p>
          </table:table-cell>
          <table:table-cell office:value-type="string" table:style-name="ce1">
            <text:p>linien breite</text:p>
          </table:table-cell>
          <table:table-cell office:value-type="string" table:style-name="ce1">
            <text:p>winkel_ba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t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t</text:p>
          </table:table-cell>
          <table:table-cell office:value-type="float" office:value="65.2" table:style-name="ce1">
            <text:p>65.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lb</text:p>
          </table:table-cell>
          <table:table-cell office:value-type="float" office:value="61.4" table:style-name="ce1">
            <text:p>61.4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ün</text:p>
          </table:table-cell>
          <table:table-cell office:value-type="float" office:value="57.5" table:style-name="ce1">
            <text:p>57.5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ün</text:p>
          </table:table-cell>
          <table:table-cell office:value-type="float" office:value="56.8" table:style-name="ce1">
            <text:p>56.8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ürkis</text:p>
          </table:table-cell>
          <table:table-cell office:value-type="float" office:value="52.5" table:style-name="ce1">
            <text:p>52.5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7.9" table:style-name="ce1">
            <text:p>47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7.7" table:style-name="ce1">
            <text:p>47.7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olett</text:p>
          </table:table-cell>
          <table:table-cell office:value-type="float" office:value="45.8" table:style-name="ce1">
            <text:p>45.8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obrabo</meta:initial-creator>
    <dc:creator>Customer</dc:creator>
    <meta:creation-date>2014-10-23T10:59:26Z</meta:creation-date>
    <dc:date>2014-10-25T13:52:07Z</dc:date>
    <meta:editing-cycles>7</meta:editing-cycles>
    <meta:editing-duration>PT0S</meta:editing-duration>
  </office:meta>
</office:document-meta>
</file>